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SPAM</text:p>
          </table:table-cell>
          <table:table-cell table:style-name="ce1" office:value-type="string" calcext:value-type="string">
            <text:p>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s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s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SPAM</text:p>
          </table:table-cell>
          <table:table-cell table:style-name="ce1" office:value-type="string" calcext:value-type="string">
            <text:p>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limite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o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un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stment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mbership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u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f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lass = spam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Class=ham</text:p>
          </table:table-cell>
          <table:table-cell office:value-type="string" calcext:value-type="string">
            <text:p>LN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1" calcext:value-type="float">
            <text:p>1</text:p>
          </table:table-cell>
          <table:table-cell table:formula="of:=LN([.B18]/[.$B$26])" office:value-type="float" office:value="-4.70953020131233" calcext:value-type="float">
            <text:p>-4.70953020131233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LN([.E18]/[.$E$26])" office:value-type="float" office:value="-3.98898404656427" calcext:value-type="float">
            <text:p>-3.98898404656427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  <table:table-cell table:formula="of:=LN([.B19]/[.$B$26])" office:value-type="float" office:value="-4.70953020131233" calcext:value-type="float">
            <text:p>-4.70953020131233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LN([.E19]/[.$E$26])" office:value-type="float" office:value="-3.98898404656427" calcext:value-type="float">
            <text:p>-3.98898404656427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formula="of:=[.B11]+1" office:value-type="float" office:value="10" calcext:value-type="float">
            <text:p>10</text:p>
          </table:table-cell>
          <table:table-cell table:formula="of:=LN([.B20]/[.$B$26])" office:value-type="float" office:value="-2.40694510831829" calcext:value-type="float">
            <text:p>-2.40694510831829</text:p>
          </table:table-cell>
          <table:table-cell/>
          <table:table-cell table:formula="of:=[.C11]+1" office:value-type="float" office:value="3" calcext:value-type="float">
            <text:p>3</text:p>
          </table:table-cell>
          <table:table-cell table:formula="of:=LN([.E20]/[.$E$26])" office:value-type="float" office:value="-2.89037175789616" calcext:value-type="float">
            <text:p>-2.89037175789616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 table:formula="of:=[.B10]+1" office:value-type="float" office:value="5" calcext:value-type="float">
            <text:p>5</text:p>
          </table:table-cell>
          <table:table-cell table:formula="of:=LN([.B21]/[.$B$26])" office:value-type="float" office:value="-3.10009228887823" calcext:value-type="float">
            <text:p>-3.10009228887823</text:p>
          </table:table-cell>
          <table:table-cell/>
          <table:table-cell table:formula="of:=[.C10]+1" office:value-type="float" office:value="8" calcext:value-type="float">
            <text:p>8</text:p>
          </table:table-cell>
          <table:table-cell table:formula="of:=LN([.E21]/[.$E$26])" office:value-type="float" office:value="-1.90954250488444" calcext:value-type="float">
            <text:p>-1.90954250488444</text:p>
          </table:table-cell>
        </table:table-row>
        <table:table-row table:style-name="ro1">
          <table:table-cell office:value-type="string" calcext:value-type="string">
            <text:p>Million</text:p>
          </table:table-cell>
          <table:table-cell table:formula="of:=[.B7]+1" office:value-type="float" office:value="5" calcext:value-type="float">
            <text:p>5</text:p>
          </table:table-cell>
          <table:table-cell table:formula="of:=LN([.B22]/[.$B$26])" office:value-type="float" office:value="-3.10009228887823" calcext:value-type="float">
            <text:p>-3.10009228887823</text:p>
          </table:table-cell>
          <table:table-cell/>
          <table:table-cell table:formula="of:=[.C7]+1" office:value-type="float" office:value="3" calcext:value-type="float">
            <text:p>3</text:p>
          </table:table-cell>
          <table:table-cell table:formula="of:=LN([.E22]/[.$E$26])" office:value-type="float" office:value="-2.89037175789616" calcext:value-type="float">
            <text:p>-2.89037175789616</text:p>
          </table:table-cell>
        </table:table-row>
        <table:table-row table:style-name="ro1">
          <table:table-cell office:value-type="string" calcext:value-type="string">
            <text:p>Investment</text:p>
          </table:table-cell>
          <table:table-cell table:formula="of:=[.B12]+1" office:value-type="float" office:value="30" calcext:value-type="float">
            <text:p>30</text:p>
          </table:table-cell>
          <table:table-cell table:formula="of:=LN([.B23]/[.$B$26])" office:value-type="float" office:value="-1.30833281965018" calcext:value-type="float">
            <text:p>-1.30833281965018</text:p>
          </table:table-cell>
          <table:table-cell/>
          <table:table-cell table:formula="of:=[.C12]+1" office:value-type="float" office:value="6" calcext:value-type="float">
            <text:p>6</text:p>
          </table:table-cell>
          <table:table-cell table:formula="of:=LN([.E23]/[.$E$26])" office:value-type="float" office:value="-2.19722457733622" calcext:value-type="float">
            <text:p>-2.19722457733622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table:formula="of:=[.B14]+1" office:value-type="float" office:value="12" calcext:value-type="float">
            <text:p>12</text:p>
          </table:table-cell>
          <table:table-cell table:formula="of:=LN([.B24]/[.$B$26])" office:value-type="float" office:value="-2.22462355152433" calcext:value-type="float">
            <text:p>-2.22462355152433</text:p>
          </table:table-cell>
          <table:table-cell/>
          <table:table-cell table:formula="of:=[.C14]+1" office:value-type="float" office:value="6" calcext:value-type="float">
            <text:p>6</text:p>
          </table:table-cell>
          <table:table-cell table:formula="of:=LN([.E24]/[.$E$26])" office:value-type="float" office:value="-2.19722457733622" calcext:value-type="float">
            <text:p>-2.197224577336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(W_spam)</text:p>
          </table:table-cell>
          <table:table-cell table:formula="of:=10+SUM([.B6:.B15])" office:value-type="float" office:value="111" calcext:value-type="float">
            <text:p>111</text:p>
          </table:table-cell>
          <table:table-cell/>
          <table:table-cell office:value-type="string" calcext:value-type="string">
            <text:p>Sum(W_ham)</text:p>
          </table:table-cell>
          <table:table-cell table:formula="of:=10+SUM([.C6:.C15])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Default" office:value-type="string" calcext:value-type="string">
            <text:p>y*_spam</text:p>
          </table:table-cell>
          <table:table-cell table:formula="of:=LN([.B28])+SUM([.C18:.C24])" office:value-type="float" office:value="-22.1538535676206" calcext:value-type="float">
            <text:p>-22.1538535676206</text:p>
          </table:table-cell>
          <table:table-cell/>
          <table:table-cell office:value-type="string" calcext:value-type="string">
            <text:p>y*_ham</text:p>
          </table:table-cell>
          <table:table-cell table:formula="of:=LN([.E28])+SUM([.F18:.F24])" office:value-type="float" office:value="-20.8650497410027" calcext:value-type="float">
            <text:p>-20.8650497410027</text:p>
          </table:table-cell>
          <table:table-cell/>
        </table:table-row>
        <table:table-row table:style-name="ro1">
          <table:table-cell table:style-name="Default" office:value-type="string" calcext:value-type="string">
            <text:p>P_spam</text:p>
          </table:table-cell>
          <table:table-cell table:formula="of:=[.B2]/29" office:value-type="float" office:value="0.551724137931034" calcext:value-type="float">
            <text:p>0.551724137931034</text:p>
          </table:table-cell>
          <table:table-cell/>
          <table:table-cell office:value-type="string" calcext:value-type="string">
            <text:p>P_ham</text:p>
          </table:table-cell>
          <table:table-cell table:formula="of:=[.C2]/29" office:value-type="float" office:value="0.448275862068966" calcext:value-type="float">
            <text:p>0.448275862068966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P(spam|letter)</text:p>
          </table:table-cell>
          <table:table-cell table:formula="of:=1/(1+EXP([.E27]-[.B27]))" office:value-type="float" office:value="0.216055344392432" calcext:value-type="float">
            <text:p>0.2160553443924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9:48:21.187850110</meta:creation-date>
    <dc:date>2019-12-19T20:34:40.891964649</dc:date>
    <meta:editing-duration>PT4M49S</meta:editing-duration>
    <meta:editing-cycles>1</meta:editing-cycles>
    <meta:document-statistic meta:table-count="1" meta:cell-count="93" meta:object-count="0"/>
    <meta:generator>LibreOffice/6.1.6.3$Linux_X86_64 LibreOffice_project/10$Build-3</meta:generator>
  </office:meta>
</office:document-meta>
</file>